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18cm" svg:stroke-color="#b2b2b2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7cm" fo:min-width="14.74cm"/>
    </style:style>
    <style:style style:name="gr3" style:family="graphic" style:parent-style-name="headline">
      <style:graphic-properties draw:textarea-vertical-align="middle" draw:auto-grow-height="false" fo:min-height="1.147cm" fo:min-width="14.867cm"/>
    </style:style>
    <style:style style:name="gr4" style:family="graphic" style:parent-style-name="standard">
      <style:graphic-properties draw:stroke="none" svg:stroke-color="#000000" draw:fill="none" draw:fill-color="#ffffff" fo:min-height="2.24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366cm"/>
    </style:style>
    <style:style style:name="gr6" style:family="graphic" style:parent-style-name="standard">
      <style:graphic-properties draw:stroke="none" svg:stroke-color="#000000" draw:fill="none" draw:fill-color="#ffffff" fo:min-height="2.27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3.437cm"/>
    </style:style>
    <style:style style:name="gr8" style:family="graphic" style:parent-style-name="objectwithoutfill">
      <style:graphic-properties svg:stroke-color="#000000" draw:marker-end="Arrow" draw:marker-end-width="0.508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2.163cm"/>
    </style:style>
    <style:style style:name="gr11" style:family="graphic" style:parent-style-name="standard">
      <style:graphic-properties draw:stroke="none" svg:stroke-color="#000000" draw:fill="none" draw:fill-color="#ffffff" fo:min-height="2.29cm"/>
    </style:style>
    <style:style style:name="gr12" style:family="graphic" style:parent-style-name="standard">
      <style:graphic-properties draw:stroke="none" svg:stroke-color="#000000" draw:fill="none" draw:fill-color="#ffffff" fo:min-height="3.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color="#ff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ff0000"/>
    </style:style>
    <style:style style:name="P11" style:family="paragraph">
      <style:paragraph-properties fo:margin-left="0.051cm" fo:margin-right="0.051cm" fo:text-align="center" fo:text-indent="0cm"/>
    </style:style>
    <style:style style:name="P12" style:family="paragraph">
      <loext:graphic-properties draw:fill="none" draw:fill-color="#ffffff"/>
      <style:paragraph-properties fo:margin-left="0.051cm" fo:margin-right="0.051cm" fo:text-align="center" fo:text-indent="0cm"/>
      <style:text-properties fo:font-size="16pt"/>
    </style:style>
    <style:style style:name="P13" style:family="paragraph">
      <style:paragraph-properties fo:margin-left="0.051cm" fo:margin-right="0cm" fo:margin-top="0cm" fo:margin-bottom="0cm" fo:text-align="center" fo:text-indent="0cm"/>
    </style:style>
    <style:style style:name="P14" style:family="paragraph">
      <loext:graphic-properties draw:fill="none" draw:fill-color="#ffffff"/>
      <style:paragraph-properties fo:margin-left="0.051cm" fo:margin-right="0cm" fo:margin-top="0cm" fo:margin-bottom="0cm" fo:text-align="center" fo:text-indent="0cm"/>
      <style:text-properties fo:font-size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97cm" svg:y1="4.81cm" svg:x2="14.97cm" svg:y2="18.78cm">
          <text:p/>
        </draw:line>
        <draw:custom-shape draw:style-name="gr2" draw:text-style-name="P2" draw:layer="layout" svg:width="15.24cm" svg:height="7.62cm" svg:x="7.3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367cm" svg:height="1.397cm" svg:x="7.35cm" svg:y="2.143cm">
          <text:p text:style-name="P3"><text:span text:style-name="T1">The PCP Process</text:span></text:p>
          <draw:enhanced-geometry svg:viewBox="0 0 21600 21600" draw:type="rectangle" draw:enhanced-path="M 0 0 L 21600 0 21600 21600 0 21600 0 0 Z N"/>
        </draw:custom-shape>
        <draw:g>
          <draw:frame draw:style-name="gr4" draw:text-style-name="P2" draw:layer="layout" svg:width="7.585cm" svg:height="2.497cm" svg:x="7.385cm" svg:y="4.853cm">
            <draw:text-box>
              <text:p text:style-name="P3">Presenting<text:line-break/>Group</text:p>
            </draw:text-box>
          </draw:frame>
          <draw:custom-shape draw:style-name="gr5" draw:text-style-name="P5" draw:layer="layout" svg:width="3.866cm" svg:height="2.54cm" svg:x="9.253cm" svg:y="9.86cm">
            <text:p text:style-name="P3">Step</text:p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2" draw:layer="layout" svg:width="7.493cm" svg:height="2.527cm" svg:x="14.97cm" svg:y="4.823cm">
            <draw:text-box>
              <text:p text:style-name="P3">Commenting<text:line-break/>Group</text:p>
            </draw:text-box>
          </draw:frame>
          <draw:custom-shape draw:style-name="gr7" draw:text-style-name="P5" draw:layer="layout" svg:width="3.937cm" svg:height="2.667cm" svg:x="16.883cm" svg:y="9.89cm">
            <text:p text:style-name="P3">Step</text:p>
            <draw:enhanced-geometry svg:viewBox="0 0 21600 21600" draw:type="rectangle" draw:enhanced-path="M 0 0 L 21600 0 21600 21600 0 21600 0 0 Z N"/>
          </draw:custom-shape>
        </draw:g>
        <draw:path draw:style-name="gr8" draw:text-style-name="P1" draw:layer="layout" svg:width="8.449cm" svg:height="5.533cm" draw:transform="skewX (-0.495324441715991) rotate (2.38586508747625) translate (17.1921546993676cm 18.6261340418849cm)" svg:viewBox="0 0 8450 5534" svg:d="M44 5534c-718-1784 7651-7010 8406-5133">
          <text:p/>
        </draw:path>
        <draw:path draw:style-name="gr8" draw:text-style-name="P1" draw:layer="layout" svg:width="7.091cm" svg:height="4.135cm" draw:transform="skewX (6.34965162917822E-017) rotate (0.450644012864936) translate (10.7012497655309cm 9.20435257219271cm)" svg:viewBox="0 0 7092 4136" svg:d="M0 762c1106-2287 8080 1087 6974 3374">
          <text:p/>
        </draw:path>
        <draw:frame draw:style-name="gr9" draw:text-style-name="P6" draw:layer="layout" svg:width="3.429cm" svg:height="1.016cm" svg:x="13.236cm" svg:y="8.166cm">
          <draw:text-box>
            <text:p text:style-name="P3"><text:span text:style-name="T2">Release</text:span></text:p>
          </draw:text-box>
        </draw:frame>
        <draw:frame draw:style-name="gr9" draw:text-style-name="P7" draw:layer="layout" svg:width="3.429cm" svg:height="1.016cm" svg:x="13.237cm" svg:y="13.166cm">
          <draw:text-box>
            <text:p text:style-name="P3"><text:span text:style-name="T2">Release</text:span></text:p>
          </draw:text-box>
        </draw:frame>
        <draw:line draw:style-name="gr8" draw:text-style-name="P1" draw:layer="layout" svg:x1="2.27cm" svg:y1="11.16cm" svg:x2="8.747cm" svg:y2="11.16cm">
          <text:p/>
        </draw:line>
        <draw:line draw:style-name="gr8" draw:text-style-name="P1" draw:layer="layout" svg:x1="21.32cm" svg:y1="11.16cm" svg:x2="27.67cm" svg:y2="11.16cm">
          <text:p/>
        </draw:line>
        <draw:frame draw:style-name="gr10" draw:text-style-name="P9" draw:layer="layout" svg:width="5.08cm" svg:height="2.413cm" svg:x="2.27cm" svg:y="10.017cm">
          <draw:text-box>
            <text:p>Subject</text:p>
            <text:p/>
            <text:p text:style-name="P8"><text:span text:style-name="T2">Initial Release</text:span></text:p>
          </draw:text-box>
        </draw:frame>
        <draw:frame draw:style-name="gr11" draw:text-style-name="P10" draw:layer="layout" svg:width="6.11cm" svg:height="2.54cm" svg:x="22.59cm" svg:y="9.89cm">
          <draw:text-box>
            <text:p><text:span text:style-name="T2">Final Release /</text:span></text:p>
            <text:p><text:span text:style-name="T2"/></text:p>
            <text:p><text:span text:style-name="T2">Approval</text:span></text:p>
          </draw:text-box>
        </draw:frame>
        <draw:frame draw:style-name="gr12" draw:text-style-name="P12" draw:layer="layout" svg:width="12.7cm" svg:height="3.76cm" svg:x="2.27cm" svg:y="16.24cm">
          <draw:text-box>
            <text:p text:style-name="P11"><text:span text:style-name="T3">Prepare / Update PCP Subject</text:span><text:span text:style-name="T3"><text:line-break/></text:span><text:span text:style-name="T3">Respond to comments</text:span></text:p>
          </draw:text-box>
        </draw:frame>
        <draw:frame draw:style-name="gr12" draw:text-style-name="P14" draw:layer="layout" svg:width="12.7cm" svg:height="3.76cm" svg:x="14.97cm" svg:y="16.24cm">
          <draw:text-box>
            <text:p text:style-name="P13"><text:span text:style-name="T3">Add observations / comments (PCP Items);</text:span></text:p>
            <text:p text:style-name="P13"><text:span text:style-name="T3">Review and comment on responses; assess status of PCP Items and</text:span><text:span text:style-name="T3"><text:line-break/></text:span><text:span text:style-name="T3">for the overall PCP Subjec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3:49:40.711910656</meta:creation-date>
    <dc:date>2016-05-26T10:09:11.911885046</dc:date>
    <meta:editing-duration>PT19M10S</meta:editing-duration>
    <meta:editing-cycles>3</meta:editing-cycles>
    <meta:generator>LibreOffice/5.0.4.2$Linux_X86_64 LibreOffice_project/00m0$Build-2</meta:generator>
    <meta:document-statistic meta:object-count="19"/>
  </office:meta>
</office:document-meta>
</file>